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3">M</text:span><text:span text:style-name="_31_11">r</text:span><text:span text:style-name="_31_94">.</text:span><text:span text:style-name="_31_"> </text:span><text:span text:style-name="_31_16">S</text:span><text:span text:style-name="_31_77">p</text:span><text:span text:style-name="_36_6">e</text:span><text:span text:style-name="_31_02">a</text:span><text:span text:style-name="_31_88">k</text:span><text:span text:style-name="_32_6">e</text:span><text:span text:style-name="_31_31">r</text:span><text:span text:style-name="_32_01">,</text:span><text:span text:style-name="_31_"> </text:span><text:span text:style-name="_31_44">M</text:span><text:span text:style-name="_31_73">r</text:span><text:span text:style-name="_35_1">.</text:span><text:span text:style-name="_37_6"> </text:span><text:span text:style-name="_32_21">V</text:span><text:span text:style-name="_36_9">i</text:span><text:span text:style-name="_39_5">c</text:span><text:span text:style-name="_32_25">e</text:span><text:span text:style-name="_31_"> </text:span><text:span text:style-name="_31_50">P</text:span><text:span text:style-name="_32_04">r</text:span><text:span text:style-name="_34_4">e</text:span><text:span text:style-name="_31_47">s</text:span><text:span text:style-name="_31_80">i</text:span><text:span text:style-name="_34_4">d</text:span><text:span text:style-name="_31_34">e</text:span><text:span text:style-name="_32_03">n</text:span><text:span text:style-name="_32_3">t</text:span><text:span text:style-name="_31_41">,</text:span><text:span text:style-name="_31_51"> </text:span><text:span text:style-name="_35_4">M</text:span><text:span text:style-name="_31_20">e</text:span><text:span text:style-name="_32_21">m</text:span><text:span text:style-name="_36_6">b</text:span><text:span text:style-name="_31_40">e</text:span><text:span text:style-name="_31_76">r</text:span><text:span text:style-name="_32_0">s</text:span><text:span text:style-name="_37_6"> </text:span><text:span text:style-name="_31_92">o</text:span><text:span text:style-name="_37_1">f</text:span><text:span text:style-name="_37_6"> </text:span><text:span text:style-name="_32_24">C</text:span><text:span text:style-name="_34_5">o</text:span><text:span text:style-name="_31_49">n</text:span><text:span text:style-name="_31_91">g</text:span><text:span text:style-name="_37_4">r</text:span><text:span text:style-name="_31_16">e</text:span><text:span text:style-name="_31_73">s</text:span><text:span text:style-name="_32_4">s</text:span><text:span text:style-name="_31_43">,</text:span><text:span text:style-name="_31_51"> </text:span><text:span text:style-name="_32_1">m</text:span><text:span text:style-name="_31_32">y</text:span><text:span text:style-name="_31_51"> </text:span><text:span text:style-name="_32_9">f</text:span><text:span text:style-name="_31_31">e</text:span><text:span text:style-name="_31_95">l</text:span><text:span text:style-name="_35_1">l</text:span><text:span text:style-name="_31_35">o</text:span><text:span text:style-name="_32_04">w</text:span><text:span text:style-name="_31_"> </text:span><text:span text:style-name="_31_01">A</text:span><text:span text:style-name="_31_73">m</text:span><text:span text:style-name="_37_5">e</text:span><text:span text:style-name="_31_50">r</text:span><text:span text:style-name="_32_06">i</text:span><text:span text:style-name="_36_8">c</text:span><text:span text:style-name="_31_19">a</text:span><text:span text:style-name="_31_95">n</text:span><text:span text:style-name="_36_6">s</text:span><text:span text:style-name="_31_14">:</text:span></text:p>
      <text:p text:style-name="P1"><text:span text:style-name="_34_5">T</text:span><text:span text:style-name="_31_11">o</text:span><text:span text:style-name="_31_91">n</text:span><text:span text:style-name="_36_9">i</text:span><text:span text:style-name="_31_14">g</text:span><text:span text:style-name="_32_19">h</text:span><text:span text:style-name="_36_8">t</text:span><text:span text:style-name="_37_6"> </text:span><text:span text:style-name="_32_18">m</text:span><text:span text:style-name="_37_2">a</text:span><text:span text:style-name="_39_8">r</text:span><text:span text:style-name="_31_77">k</text:span><text:span text:style-name="_36_8">s</text:span><text:span text:style-name="_37_6"> </text:span><text:span text:style-name="_32_22">t</text:span><text:span text:style-name="_32_3">h</text:span><text:span text:style-name="_31_41">e</text:span><text:span text:style-name="_31_51"> </text:span><text:span text:style-name="_34_4">e</text:span><text:span text:style-name="_31_40">i</text:span><text:span text:style-name="_31_92">g</text:span><text:span text:style-name="_37_5">h</text:span><text:span text:style-name="_31_02">t</text:span><text:span text:style-name="_32_15">h</text:span><text:span text:style-name="_31_"> </text:span><text:span text:style-name="_31_10">y</text:span><text:span text:style-name="_31_70">e</text:span><text:span text:style-name="_35_3">a</text:span><text:span text:style-name="_31_31">r</text:span><text:span text:style-name="_31_51"> </text:span><text:span text:style-name="_33_5">t</text:span><text:span text:style-name="_31_11">h</text:span><text:span text:style-name="_31_80">a</text:span><text:span text:style-name="_35_6">t</text:span><text:span text:style-name="_37_6"> </text:span><text:span text:style-name="_32_01">I</text:span><text:span text:style-name="_32_4">'</text:span><text:span text:style-name="_31_05">v</text:span><text:span text:style-name="_31_86">e</text:span><text:span text:style-name="_31_"> </text:span><text:span text:style-name="_39_6">c</text:span><text:span text:style-name="_31_92">o</text:span><text:span text:style-name="_32_9">m</text:span><text:span text:style-name="_31_35">e</text:span><text:span text:style-name="_31_51"> </text:span><text:span text:style-name="_36_0">h</text:span><text:span text:style-name="_31_29">e</text:span><text:span text:style-name="_31_95">r</text:span><text:span text:style-name="_36_8">e</text:span><text:span text:style-name="_37_6"> </text:span><text:span text:style-name="_32_16">t</text:span><text:span text:style-name="_32_9">o</text:span><text:span text:style-name="_37_6"> </text:span><text:span text:style-name="_32_24">r</text:span><text:span text:style-name="_35_7">e</text:span><text:span text:style-name="_31_19">p</text:span><text:span text:style-name="_31_77">o</text:span><text:span text:style-name="_34_4">r</text:span><text:span text:style-name="_31_29">t</text:span><text:span text:style-name="_31_51"> </text:span><text:span text:style-name="_33_9">o</text:span><text:span text:style-name="_31_14">n</text:span><text:span text:style-name="_31_51"> </text:span><text:span text:style-name="_35_9">t</text:span><text:span text:style-name="_39_6">h</text:span><text:span text:style-name="_31_70">e</text:span><text:span text:style-name="_31_"> </text:span><text:span text:style-name="_31_50">S</text:span><text:span text:style-name="_32_16">t</text:span><text:span text:style-name="_34_2">a</text:span><text:span text:style-name="_31_49">t</text:span><text:span text:style-name="_32_25">e</text:span><text:span text:style-name="_31_"> </text:span><text:span text:style-name="_31_44">o</text:span><text:span text:style-name="_32_22">f</text:span><text:span text:style-name="_31_"> </text:span><text:span text:style-name="_31_17">t</text:span><text:span text:style-name="_31_77">h</text:span><text:span text:style-name="_33_8">e</text:span><text:span text:style-name="_37_6"> </text:span><text:span text:style-name="_31_85">U</text:span><text:span text:style-name="_33_5">n</text:span><text:span text:style-name="_39_5">i</text:span><text:span text:style-name="_32_07">o</text:span><text:span text:style-name="_35_1">n</text:span><text:span text:style-name="_31_25">.</text:span><text:span text:style-name="_31_51"> </text:span><text:span text:style-name="_36_0">A</text:span><text:span text:style-name="_31_41">n</text:span><text:span text:style-name="_31_80">d</text:span><text:span text:style-name="_31_"> </text:span><text:span text:style-name="_31_43">f</text:span><text:span text:style-name="_32_15">o</text:span><text:span text:style-name="_32_0">r</text:span><text:span text:style-name="_37_6"> </text:span><text:span text:style-name="_31_70">t</text:span><text:span text:style-name="_37_1">h</text:span><text:span text:style-name="_39_8">i</text:span><text:span text:style-name="_31_74">s</text:span><text:span text:style-name="_31_"> </text:span><text:span text:style-name="_31_13">f</text:span><text:span text:style-name="_31_86">i</text:span><text:span text:style-name="_37_4">n</text:span><text:span text:style-name="_31_04">a</text:span><text:span text:style-name="_31_95">l</text:span><text:span text:style-name="_31_"> </text:span><text:span text:style-name="_31_43">o</text:span><text:span text:style-name="_31_70">n</text:span><text:span text:style-name="_32_1">e</text:span><text:span text:style-name="_31_29">,</text:span><text:span text:style-name="_31_51"> </text:span><text:span text:style-name="_37_1">I</text:span><text:span text:style-name="_31_20">'</text:span><text:span text:style-name="_32_18">m</text:span><text:span text:style-name="_31_"> </text:span><text:span text:style-name="_31_14">g</text:span><text:span text:style-name="_32_06">o</text:span><text:span text:style-name="_32_1">i</text:span><text:span text:style-name="_31_01">n</text:span><text:span text:style-name="_31_92">g</text:span><text:span text:style-name="_31_"> </text:span><text:span text:style-name="_31_05">t</text:span><text:span text:style-name="_32_22">o</text:span><text:span text:style-name="_31_"> </text:span><text:span text:style-name="_31_26">t</text:span><text:span text:style-name="_32_04">r</text:span><text:span text:style-name="_35_1">y</text:span><text:span text:style-name="_37_6"> </text:span><text:span text:style-name="_31_91">t</text:span><text:span text:style-name="_34_2">o</text:span><text:span text:style-name="_37_6"> </text:span><text:span text:style-name="_31_73">m</text:span><text:span text:style-name="_36_8">a</text:span><text:span text:style-name="_39_9">k</text:span><text:span text:style-name="_32_24">e</text:span><text:span text:style-name="_31_"> </text:span><text:span text:style-name="_31_26">i</text:span><text:span text:style-name="_31_88">t</text:span><text:span text:style-name="_31_"> </text:span><text:span text:style-name="_31_14">a</text:span><text:span text:style-name="_31_51"> </text:span><text:span text:style-name="_32_1">l</text:span><text:span text:style-name="_31_50">i</text:span><text:span text:style-name="_31_80">t</text:span><text:span text:style-name="_37_2">t</text:span><text:span text:style-name="_31_29">l</text:span><text:span text:style-name="_32_15">e</text:span><text:span text:style-name="_31_"> </text:span><text:span text:style-name="_31_28">s</text:span><text:span text:style-name="_32_01">h</text:span><text:span text:style-name="_35_7">o</text:span><text:span text:style-name="_31_32">r</text:span><text:span text:style-name="_31_74">t</text:span><text:span text:style-name="_32_3">e</text:span><text:span text:style-name="_31_14">r</text:span><text:span text:style-name="_31_85">.</text:span><text:span text:style-name="_31_"> </text:span><text:span text:style-name="_31_43">I</text:span><text:span text:style-name="_31_51"> </text:span><text:span text:style-name="_32_1">k</text:span><text:span text:style-name="_31_02">n</text:span><text:span text:style-name="_31_77">o</text:span><text:span text:style-name="_35_0">w</text:span><text:span text:style-name="_37_6"> </text:span><text:span text:style-name="_31_79">s</text:span><text:span text:style-name="_36_8">o</text:span><text:span text:style-name="_31_28">m</text:span><text:span text:style-name="_32_01">e</text:span><text:span text:style-name="_31_"> </text:span><text:span text:style-name="_31_16">o</text:span><text:span text:style-name="_32_25">f</text:span><text:span text:style-name="_31_"> </text:span><text:span text:style-name="_31_04">y</text:span><text:span text:style-name="_31_91">o</text:span><text:span text:style-name="_37_5">u</text:span><text:span text:style-name="_37_6"> </text:span><text:span text:style-name="_32_04">a</text:span><text:span text:style-name="_33_6">r</text:span><text:span text:style-name="_31_50">e</text:span><text:span text:style-name="_31_51"> </text:span><text:span text:style-name="_36_5">a</text:span><text:span text:style-name="_31_14">n</text:span><text:span text:style-name="_31_89">t</text:span><text:span text:style-name="_35_3">s</text:span><text:span text:style-name="_31_46">y</text:span><text:span text:style-name="_31_51"> </text:span><text:span text:style-name="_34_1">t</text:span><text:span text:style-name="_31_35">o</text:span><text:span text:style-name="_31_51"> </text:span><text:span text:style-name="_36_0">g</text:span><text:span text:style-name="_31_44">e</text:span><text:span text:style-name="_32_21">t</text:span><text:span text:style-name="_31_"> </text:span><text:span text:style-name="_31_14">b</text:span><text:span text:style-name="_31_77">a</text:span><text:span text:style-name="_33_0">c</text:span><text:span text:style-name="_31_10">k</text:span><text:span text:style-name="_31_51"> </text:span><text:span text:style-name="_37_5">t</text:span><text:span text:style-name="_31_19">o</text:span><text:span text:style-name="_31_51"> </text:span><text:span text:style-name="_33_5">I</text:span><text:span text:style-name="_31_35">o</text:span><text:span text:style-name="_31_94">w</text:span><text:span text:style-name="_34_2">a</text:span><text:span text:style-name="_39_9">.</text:span><text:span text:style-name="_31_51"> </text:span><text:span text:style-name="_36_6">I</text:span><text:span text:style-name="_31_25">'</text:span><text:span text:style-name="_32_01">v</text:span><text:span text:style-name="_36_6">e</text:span><text:span text:style-name="_37_6"> </text:span><text:span text:style-name="_31_85">b</text:span><text:span text:style-name="_34_2">e</text:span><text:span text:style-name="_39_8">e</text:span><text:span text:style-name="_31_86">n</text:span><text:span text:style-name="_31_"> </text:span><text:span text:style-name="_31_44">t</text:span><text:span text:style-name="_32_16">h</text:span><text:span text:style-name="_32_0">e</text:span><text:span text:style-name="_31_17">r</text:span><text:span text:style-name="_32_01">e</text:span><text:span text:style-name="_33_5">.</text:span><text:span text:style-name="_37_6"> </text:span><text:span text:style-name="_31_91">I</text:span><text:span text:style-name="_37_1">'</text:span><text:span text:style-name="_31_44">l</text:span><text:span text:style-name="_32_01">l</text:span><text:span text:style-name="_31_"> </text:span><text:span text:style-name="_31_46">b</text:span><text:span text:style-name="_32_09">e</text:span><text:span text:style-name="_31_"> </text:span><text:span text:style-name="_31_20">s</text:span><text:span text:style-name="_32_18">h</text:span><text:span text:style-name="_34_5">a</text:span><text:span text:style-name="_31_40">k</text:span><text:span text:style-name="_31_71">i</text:span><text:span text:style-name="_35_0">n</text:span><text:span text:style-name="_31_11">g</text:span><text:span text:style-name="_31_51"> </text:span><text:span text:style-name="_37_4">h</text:span><text:span text:style-name="_31_43">a</text:span><text:span text:style-name="_32_09">n</text:span><text:span text:style-name="_33_0">d</text:span><text:span text:style-name="_31_31">s</text:span><text:span text:style-name="_31_51"> </text:span><text:span text:style-name="_33_6">a</text:span><text:span text:style-name="_31_50">f</text:span><text:span text:style-name="_31_74">t</text:span><text:span text:style-name="_33_5">e</text:span><text:span text:style-name="_39_6">r</text:span><text:span text:style-name="_32_22">w</text:span><text:span text:style-name="_36_8">a</text:span><text:span text:style-name="_31_32">r</text:span><text:span text:style-name="_32_03">d</text:span><text:span text:style-name="_36_8">s</text:span><text:span text:style-name="_37_6"> </text:span><text:span text:style-name="_31_91">i</text:span><text:span text:style-name="_35_4">f</text:span><text:span text:style-name="_37_6"> </text:span><text:span text:style-name="_32_15">y</text:span><text:span text:style-name="_33_9">o</text:span><text:span text:style-name="_31_41">u</text:span><text:span text:style-name="_31_51"> </text:span><text:span text:style-name="_34_4">w</text:span><text:span text:style-name="_31_16">a</text:span><text:span text:style-name="_31_76">n</text:span><text:span text:style-name="_36_5">t</text:span><text:span text:style-name="_37_6"> </text:span><text:span text:style-name="_31_92">s</text:span><text:span text:style-name="_32_9">o</text:span><text:span text:style-name="_31_50">m</text:span><text:span text:style-name="_31_79">e</text:span><text:span text:style-name="_31_"> </text:span><text:span text:style-name="_31_28">t</text:span><text:span text:style-name="_32_06">i</text:span><text:span text:style-name="_32_3">p</text:span><text:span text:style-name="_31_41">s</text:span><text:span text:style-name="_32_21">.</text:span></text:p>
      <text:p text:style-name="P1"><text:span text:style-name="_33_9">A</text:span><text:span text:style-name="_31_44">n</text:span><text:span text:style-name="_31_79">d</text:span><text:span text:style-name="_31_"> </text:span><text:span text:style-name="_31_40">I</text:span><text:span text:style-name="_31_51"> </text:span><text:span text:style-name="_32_7">u</text:span><text:span text:style-name="_31_10">n</text:span><text:span text:style-name="_31_94">d</text:span><text:span text:style-name="_34_5">e</text:span><text:span text:style-name="_31_35">r</text:span><text:span text:style-name="_31_95">s</text:span><text:span text:style-name="_35_0">t</text:span><text:span text:style-name="_31_49">a</text:span><text:span text:style-name="_32_00">n</text:span><text:span text:style-name="_35_4">d</text:span><text:span text:style-name="_37_6"> </text:span><text:span text:style-name="_32_10">t</text:span><text:span text:style-name="_37_2">h</text:span><text:span text:style-name="_31_26">a</text:span><text:span text:style-name="_32_10">t</text:span><text:span text:style-name="_31_"> </text:span><text:span text:style-name="_31_10">b</text:span><text:span text:style-name="_32_07">e</text:span><text:span text:style-name="_33_9">c</text:span><text:span text:style-name="_31_47">a</text:span><text:span text:style-name="_31_70">u</text:span><text:span text:style-name="_35_0">s</text:span><text:span text:style-name="_31_35">e</text:span><text:span text:style-name="_31_51"> </text:span><text:span text:style-name="_32_4">i</text:span><text:span text:style-name="_31_14">t</text:span><text:span text:style-name="_31_73">'</text:span><text:span text:style-name="_34_2">s</text:span><text:span text:style-name="_37_6"> </text:span><text:span text:style-name="_31_77">a</text:span><text:span text:style-name="_32_3">n</text:span><text:span text:style-name="_37_6"> </text:span><text:span text:style-name="_31_70">e</text:span><text:span text:style-name="_32_1">l</text:span><text:span text:style-name="_31_31">e</text:span><text:span text:style-name="_31_70">c</text:span><text:span text:style-name="_32_0">t</text:span><text:span text:style-name="_31_49">i</text:span><text:span text:style-name="_31_73">o</text:span><text:span text:style-name="_34_5">n</text:span><text:span text:style-name="_37_6"> </text:span><text:span text:style-name="_32_21">s</text:span><text:span text:style-name="_34_4">e</text:span><text:span text:style-name="_31_17">a</text:span><text:span text:style-name="_31_94">s</text:span><text:span text:style-name="_35_0">o</text:span><text:span text:style-name="_31_05">n</text:span><text:span text:style-name="_32_01">,</text:span><text:span text:style-name="_31_"> </text:span><text:span text:style-name="_31_13">e</text:span><text:span text:style-name="_31_94">x</text:span><text:span text:style-name="_36_5">p</text:span><text:span text:style-name="_31_05">e</text:span><text:span text:style-name="_31_86">c</text:span><text:span text:style-name="_36_8">t</text:span><text:span text:style-name="_31_13">a</text:span><text:span text:style-name="_32_07">t</text:span><text:span text:style-name="_36_6">i</text:span><text:span text:style-name="_31_32">o</text:span><text:span text:style-name="_31_73">n</text:span><text:span text:style-name="_35_6">s</text:span><text:span text:style-name="_37_6"> </text:span><text:span text:style-name="_32_21">f</text:span><text:span text:style-name="_36_9">o</text:span><text:span text:style-name="_31_25">r</text:span><text:span text:style-name="_31_51"> </text:span><text:span text:style-name="_32_1">w</text:span><text:span text:style-name="_31_41">h</text:span><text:span text:style-name="_32_24">a</text:span><text:span text:style-name="_33_8">t</text:span><text:span text:style-name="_37_6"> </text:span><text:span text:style-name="_32_07">w</text:span><text:span text:style-name="_37_1">e</text:span><text:span text:style-name="_37_6"> </text:span><text:span text:style-name="_32_10">w</text:span><text:span text:style-name="_35_7">i</text:span><text:span text:style-name="_31_17">l</text:span><text:span text:style-name="_32_15">l</text:span><text:span text:style-name="_31_"> </text:span><text:span text:style-name="_31_31">a</text:span><text:span text:style-name="_32_10">c</text:span><text:span text:style-name="_36_5">h</text:span><text:span text:style-name="_31_49">i</text:span><text:span text:style-name="_31_77">e</text:span><text:span text:style-name="_36_5">v</text:span><text:span text:style-name="_31_46">e</text:span><text:span text:style-name="_31_51"> </text:span><text:span text:style-name="_36_9">t</text:span><text:span text:style-name="_31_41">h</text:span><text:span text:style-name="_32_22">i</text:span><text:span text:style-name="_32_6">s</text:span><text:span text:style-name="_37_6"> </text:span><text:span text:style-name="_31_70">y</text:span><text:span text:style-name="_35_7">e</text:span><text:span text:style-name="_31_25">a</text:span><text:span text:style-name="_31_73">r</text:span><text:span text:style-name="_31_"> </text:span><text:span text:style-name="_31_04">a</text:span><text:span text:style-name="_31_74">r</text:span><text:span text:style-name="_37_5">e</text:span><text:span text:style-name="_37_6"> </text:span><text:span text:style-name="_31_71">l</text:span><text:span text:style-name="_36_8">o</text:span><text:span text:style-name="_31_20">w</text:span><text:span text:style-name="_31_76">.</text:span><text:span text:style-name="_31_"> </text:span><text:span text:style-name="_31_32">B</text:span><text:span text:style-name="_31_79">u</text:span><text:span text:style-name="_32_6">t</text:span><text:span text:style-name="_31_46">,</text:span><text:span text:style-name="_31_51"> </text:span><text:span text:style-name="_32_3">M</text:span><text:span text:style-name="_31_25">r</text:span><text:span text:style-name="_32_10">.</text:span><text:span text:style-name="_31_"> </text:span><text:span text:style-name="_31_35">S</text:span><text:span text:style-name="_32_22">p</text:span><text:span text:style-name="_35_9">e</text:span><text:span text:style-name="_31_34">a</text:span><text:span text:style-name="_31_74">k</text:span><text:span text:style-name="_35_7">e</text:span><text:span text:style-name="_31_20">r</text:span><text:span text:style-name="_32_06">,</text:span><text:span text:style-name="_31_"> </text:span><text:span text:style-name="_31_47">I</text:span><text:span text:style-name="_31_51"> </text:span><text:span text:style-name="_36_8">a</text:span><text:span text:style-name="_31_25">p</text:span><text:span text:style-name="_31_73">p</text:span><text:span text:style-name="_32_3">r</text:span><text:span text:style-name="_31_02">e</text:span><text:span text:style-name="_31_74">c</text:span><text:span text:style-name="_33_5">i</text:span><text:span text:style-name="_31_49">a</text:span><text:span text:style-name="_32_04">t</text:span><text:span text:style-name="_32_3">e</text:span><text:span text:style-name="_37_6"> </text:span><text:span text:style-name="_31_70">t</text:span><text:span text:style-name="_36_9">h</text:span><text:span text:style-name="_31_41">e</text:span><text:span text:style-name="_31_51"> </text:span><text:span text:style-name="_37_4">c</text:span><text:span text:style-name="_31_11">o</text:span><text:span text:style-name="_31_88">n</text:span><text:span text:style-name="_36_9">s</text:span><text:span text:style-name="_31_17">t</text:span><text:span text:style-name="_32_22">r</text:span><text:span text:style-name="_37_2">u</text:span><text:span text:style-name="_31_10">c</text:span><text:span text:style-name="_31_85">t</text:span><text:span text:style-name="_37_1">i</text:span><text:span text:style-name="_31_20">v</text:span><text:span text:style-name="_32_24">e</text:span><text:span text:style-name="_31_"> </text:span><text:span text:style-name="_31_43">a</text:span><text:span text:style-name="_31_71">p</text:span><text:span text:style-name="_33_0">p</text:span><text:span text:style-name="_39_5">r</text:span><text:span text:style-name="_32_07">o</text:span><text:span text:style-name="_37_2">a</text:span><text:span text:style-name="_31_25">c</text:span><text:span text:style-name="_31_91">h</text:span><text:span text:style-name="_31_"> </text:span><text:span text:style-name="_31_16">t</text:span><text:span text:style-name="_31_91">h</text:span><text:span text:style-name="_32_3">a</text:span><text:span text:style-name="_31_02">t</text:span><text:span text:style-name="_31_51"> </text:span><text:span text:style-name="_37_1">y</text:span><text:span text:style-name="_31_05">o</text:span><text:span text:style-name="_32_06">u</text:span><text:span text:style-name="_31_"> </text:span><text:span text:style-name="_31_31">a</text:span><text:span text:style-name="_32_24">n</text:span><text:span text:style-name="_37_1">d</text:span><text:span text:style-name="_37_6"> </text:span><text:span text:style-name="_32_09">t</text:span><text:span text:style-name="_34_1">h</text:span><text:span text:style-name="_31_11">e</text:span><text:span text:style-name="_31_51"> </text:span><text:span text:style-name="_37_5">o</text:span><text:span text:style-name="_31_19">t</text:span><text:span text:style-name="_32_15">h</text:span><text:span text:style-name="_36_8">e</text:span><text:span text:style-name="_31_47">r</text:span><text:span text:style-name="_31_51"> </text:span><text:span text:style-name="_32_1">l</text:span><text:span text:style-name="_39_9">e</text:span><text:span text:style-name="_32_04">a</text:span><text:span text:style-name="_32_4">d</text:span><text:span text:style-name="_31_43">e</text:span><text:span text:style-name="_32_00">r</text:span><text:span text:style-name="_37_5">s</text:span><text:span text:style-name="_37_6"> </text:span><text:span text:style-name="_31_95">t</text:span><text:span text:style-name="_32_1">o</text:span><text:span text:style-name="_31_02">o</text:span><text:span text:style-name="_32_00">k</text:span><text:span text:style-name="_31_"> </text:span><text:span text:style-name="_31_13">a</text:span><text:span text:style-name="_32_01">t</text:span><text:span text:style-name="_31_"> </text:span><text:span text:style-name="_31_46">t</text:span><text:span text:style-name="_32_18">h</text:span><text:span text:style-name="_36_9">e</text:span><text:span text:style-name="_37_6"> </text:span><text:span text:style-name="_32_25">e</text:span><text:span text:style-name="_37_5">n</text:span><text:span text:style-name="_31_04">d</text:span><text:span text:style-name="_31_51"> </text:span><text:span text:style-name="_32_6">o</text:span><text:span text:style-name="_31_43">f</text:span><text:span text:style-name="_31_51"> </text:span><text:span text:style-name="_35_0">l</text:span><text:span text:style-name="_39_8">a</text:span><text:span text:style-name="_32_03">s</text:span><text:span text:style-name="_33_5">t</text:span><text:span text:style-name="_37_6"> </text:span><text:span text:style-name="_32_18">y</text:span><text:span text:style-name="_33_8">e</text:span><text:span text:style-name="_31_19">a</text:span><text:span text:style-name="_32_15">r</text:span><text:span text:style-name="_31_"> </text:span><text:span text:style-name="_31_40">t</text:span><text:span text:style-name="_32_00">o</text:span><text:span text:style-name="_31_"> </text:span><text:span text:style-name="_31_41">p</text:span><text:span text:style-name="_31_86">a</text:span><text:span text:style-name="_34_2">s</text:span><text:span text:style-name="_31_25">s</text:span><text:span text:style-name="_31_51"> </text:span><text:span text:style-name="_34_2">a</text:span><text:span text:style-name="_37_6"> </text:span><text:span text:style-name="_31_89">b</text:span><text:span text:style-name="_37_1">u</text:span><text:span text:style-name="_31_49">d</text:span><text:span text:style-name="_32_10">g</text:span><text:span text:style-name="_32_1">e</text:span><text:span text:style-name="_31_29">t</text:span><text:span text:style-name="_31_51"> </text:span><text:span text:style-name="_35_6">a</text:span><text:span text:style-name="_31_11">n</text:span><text:span text:style-name="_31_85">d</text:span><text:span text:style-name="_31_"> </text:span><text:span text:style-name="_31_44">m</text:span><text:span text:style-name="_31_88">a</text:span><text:span text:style-name="_33_5">k</text:span><text:span text:style-name="_31_05">e</text:span><text:span text:style-name="_31_51"> </text:span><text:span text:style-name="_35_0">t</text:span><text:span text:style-name="_31_04">a</text:span><text:span text:style-name="_32_15">x</text:span><text:span text:style-name="_31_"> </text:span><text:span text:style-name="_31_29">c</text:span><text:span text:style-name="_31_92">u</text:span><text:span text:style-name="_34_2">t</text:span><text:span text:style-name="_31_11">s</text:span><text:span text:style-name="_31_51"> </text:span><text:span text:style-name="_35_0">p</text:span><text:span text:style-name="_31_31">e</text:span><text:span text:style-name="_31_85">r</text:span><text:span text:style-name="_32_3">m</text:span><text:span text:style-name="_31_10">a</text:span><text:span text:style-name="_32_19">n</text:span><text:span text:style-name="_36_6">e</text:span><text:span text:style-name="_31_17">n</text:span><text:span text:style-name="_32_07">t</text:span><text:span text:style-name="_31_"> </text:span><text:span text:style-name="_31_47">f</text:span><text:span text:style-name="_32_25">o</text:span><text:span text:style-name="_32_4">r</text:span><text:span text:style-name="_37_6"> </text:span><text:span text:style-name="_31_94">w</text:span><text:span text:style-name="_34_1">o</text:span><text:span text:style-name="_31_10">r</text:span><text:span text:style-name="_31_76">k</text:span><text:span text:style-name="_35_3">i</text:span><text:span text:style-name="_31_32">n</text:span><text:span text:style-name="_31_79">g</text:span><text:span text:style-name="_31_"> </text:span><text:span text:style-name="_31_44">f</text:span><text:span text:style-name="_31_77">a</text:span><text:span text:style-name="_32_9">m</text:span><text:span text:style-name="_31_14">i</text:span><text:span text:style-name="_32_18">l</text:span><text:span text:style-name="_32_4">i</text:span><text:span text:style-name="_39_6">e</text:span><text:span text:style-name="_31_71">s</text:span><text:span text:style-name="_36_8">.</text:span><text:span text:style-name="_37_6"> </text:span><text:span text:style-name="_31_74">S</text:span><text:span text:style-name="_33_9">o</text:span><text:span text:style-name="_37_6"> </text:span><text:span text:style-name="_32_19">I</text:span><text:span text:style-name="_31_"> </text:span><text:span text:style-name="_31_49">h</text:span><text:span text:style-name="_32_15">o</text:span><text:span text:style-name="_32_4">p</text:span><text:span text:style-name="_31_26">e</text:span><text:span text:style-name="_31_51"> </text:span><text:span text:style-name="_33_5">w</text:span><text:span text:style-name="_31_40">e</text:span><text:span text:style-name="_31_51"> </text:span><text:span text:style-name="_35_6">c</text:span><text:span text:style-name="_31_41">a</text:span><text:span text:style-name="_31_80">n</text:span><text:span text:style-name="_31_"> </text:span><text:span text:style-name="_31_43">w</text:span><text:span text:style-name="_32_06">o</text:span><text:span text:style-name="_35_6">r</text:span><text:span text:style-name="_31_11">k</text:span><text:span text:style-name="_31_51"> </text:span><text:span text:style-name="_36_9">t</text:span><text:span text:style-name="_31_32">o</text:span><text:span text:style-name="_31_74">g</text:span><text:span text:style-name="_36_0">e</text:span><text:span text:style-name="_31_41">t</text:span><text:span text:style-name="_32_25">h</text:span><text:span text:style-name="_36_9">e</text:span><text:span text:style-name="_31_11">r</text:span><text:span text:style-name="_31_51"> </text:span><text:span text:style-name="_36_0">t</text:span><text:span text:style-name="_31_17">h</text:span><text:span text:style-name="_32_09">i</text:span><text:span text:style-name="_37_2">s</text:span><text:span text:style-name="_37_6"> </text:span><text:span text:style-name="_31_74">y</text:span><text:span text:style-name="_32_0">e</text:span><text:span text:style-name="_31_02">a</text:span><text:span text:style-name="_32_06">r</text:span><text:span text:style-name="_31_"> </text:span><text:span text:style-name="_39_5">o</text:span><text:span text:style-name="_32_22">n</text:span><text:span text:style-name="_31_"> </text:span><text:span text:style-name="_31_40">s</text:span><text:span text:style-name="_31_80">o</text:span><text:span text:style-name="_36_6">m</text:span><text:span text:style-name="_31_35">e</text:span><text:span text:style-name="_31_51"> </text:span><text:span text:style-name="_35_3">b</text:span><text:span text:style-name="_31_28">i</text:span><text:span text:style-name="_32_16">p</text:span><text:span text:style-name="_32_1">a</text:span><text:span text:style-name="_31_34">r</text:span><text:span text:style-name="_31_76">t</text:span><text:span text:style-name="_32_6">i</text:span><text:span text:style-name="_31_29">s</text:span><text:span text:style-name="_32_00">a</text:span><text:span text:style-name="_34_2">n</text:span><text:span text:style-name="_37_6"> </text:span><text:span text:style-name="_31_85">p</text:span><text:span text:style-name="_37_5">r</text:span><text:span text:style-name="_31_49">i</text:span><text:span text:style-name="_32_04">o</text:span><text:span text:style-name="_36_0">r</text:span><text:span text:style-name="_31_28">i</text:span><text:span text:style-name="_31_73">t</text:span><text:span text:style-name="_33_6">i</text:span><text:span text:style-name="_31_46">e</text:span><text:span text:style-name="_31_73">s</text:span><text:span text:style-name="_31_"> </text:span><text:span text:style-name="_31_32">l</text:span><text:span text:style-name="_31_74">i</text:span><text:span text:style-name="_35_6">k</text:span><text:span text:style-name="_31_35">e</text:span><text:span text:style-name="_31_51"> </text:span><text:span text:style-name="_33_9">c</text:span><text:span text:style-name="_31_41">r</text:span><text:span text:style-name="_31_74">i</text:span><text:span text:style-name="_37_4">m</text:span><text:span text:style-name="_31_01">i</text:span><text:span text:style-name="_31_76">n</text:span><text:span text:style-name="_33_8">a</text:span><text:span text:style-name="_31_28">l</text:span><text:span text:style-name="_31_51"> </text:span><text:span text:style-name="_34_2">j</text:span><text:span text:style-name="_31_43">u</text:span><text:span text:style-name="_31_85">s</text:span><text:span text:style-name="_32_4">t</text:span><text:span text:style-name="_31_25">i</text:span><text:span text:style-name="_31_71">c</text:span><text:span text:style-name="_37_1">e</text:span><text:span text:style-name="_37_6"> </text:span><text:span text:style-name="_32_03">r</text:span><text:span text:style-name="_36_0">e</text:span><text:span text:style-name="_31_17">f</text:span><text:span text:style-name="_32_19">o</text:span><text:span text:style-name="_33_9">r</text:span><text:span text:style-name="_31_19">m</text:span><text:span text:style-name="_31_51"> </text:span><text:span text:style-name="_36_5">a</text:span><text:span text:style-name="_39_6">n</text:span><text:span text:style-name="_32_01">d</text:span><text:span text:style-name="_31_"> </text:span><text:span text:style-name="_31_49">h</text:span><text:span text:style-name="_32_24">e</text:span><text:span text:style-name="_32_6">l</text:span><text:span text:style-name="_39_5">p</text:span><text:span text:style-name="_31_71">i</text:span><text:span text:style-name="_36_8">n</text:span><text:span text:style-name="_31_46">g</text:span><text:span text:style-name="_31_51"> </text:span><text:span text:style-name="_35_0">p</text:span><text:span text:style-name="_31_31">e</text:span><text:span text:style-name="_31_74">o</text:span><text:span text:style-name="_36_5">p</text:span><text:span text:style-name="_31_49">l</text:span><text:span text:style-name="_32_25">e</text:span><text:span text:style-name="_31_"> </text:span><text:span text:style-name="_31_31">w</text:span><text:span text:style-name="_32_24">h</text:span><text:span text:style-name="_33_5">o</text:span><text:span text:style-name="_37_6"> </text:span><text:span text:style-name="_32_15">a</text:span><text:span text:style-name="_37_1">r</text:span><text:span text:style-name="_31_26">e</text:span><text:span text:style-name="_31_51"> </text:span><text:span text:style-name="_35_1">b</text:span><text:span text:style-name="_31_41">a</text:span><text:span text:style-name="_31_80">t</text:span><text:span text:style-name="_36_8">t</text:span><text:span text:style-name="_39_6">l</text:span><text:span text:style-name="_31_74">i</text:span><text:span text:style-name="_36_6">n</text:span><text:span text:style-name="_31_35">g</text:span><text:span text:style-name="_31_51"> </text:span><text:span text:style-name="_32_1">p</text:span><text:span text:style-name="_31_26">r</text:span><text:span text:style-name="_32_22">e</text:span><text:span text:style-name="_32_0">s</text:span><text:span text:style-name="_39_6">c</text:span><text:span text:style-name="_32_10">r</text:span><text:span text:style-name="_33_6">i</text:span><text:span text:style-name="_39_5">p</text:span><text:span text:style-name="_31_88">t</text:span><text:span text:style-name="_32_0">i</text:span><text:span text:style-name="_31_04">o</text:span><text:span text:style-name="_31_77">n</text:span><text:span text:style-name="_31_"> </text:span><text:span text:style-name="_31_41">d</text:span><text:span text:style-name="_31_77">r</text:span><text:span text:style-name="_32_6">u</text:span><text:span text:style-name="_31_16">g</text:span><text:span text:style-name="_31_51"> </text:span><text:span text:style-name="_35_1">a</text:span><text:span text:style-name="_39_6">b</text:span><text:span text:style-name="_31_89">u</text:span><text:span text:style-name="_32_4">s</text:span><text:span text:style-name="_31_26">e</text:span><text:span text:style-name="_31_51"> </text:span><text:span text:style-name="_34_1">a</text:span><text:span text:style-name="_31_04">n</text:span><text:span text:style-name="_31_92">d</text:span><text:span text:style-name="_31_"> </text:span><text:span text:style-name="_31_50">h</text:span><text:span text:style-name="_31_85">e</text:span><text:span text:style-name="_37_5">r</text:span><text:span text:style-name="_31_35">o</text:span><text:span text:style-name="_31_92">i</text:span><text:span text:style-name="_33_9">n</text:span><text:span text:style-name="_37_6"> </text:span><text:span text:style-name="_32_07">a</text:span><text:span text:style-name="_35_7">b</text:span><text:span text:style-name="_39_5">u</text:span><text:span text:style-name="_31_85">s</text:span><text:span text:style-name="_35_3">e</text:span><text:span text:style-name="_31_29">.</text:span><text:span text:style-name="_31_51"> </text:span><text:span text:style-name="_32_3">S</text:span><text:span text:style-name="_31_44">o</text:span><text:span text:style-name="_32_16">,</text:span><text:span text:style-name="_31_"> </text:span><text:span text:style-name="_39_9">w</text:span><text:span text:style-name="_31_91">h</text:span><text:span text:style-name="_35_7">o</text:span><text:span text:style-name="_37_6"> </text:span><text:span text:style-name="_31_77">k</text:span><text:span text:style-name="_33_5">n</text:span><text:span text:style-name="_31_35">o</text:span><text:span text:style-name="_31_79">w</text:span><text:span text:style-name="_35_6">s</text:span><text:span text:style-name="_31_29">,</text:span><text:span text:style-name="_31_51"> </text:span><text:span text:style-name="_35_9">w</text:span><text:span text:style-name="_31_02">e</text:span><text:span text:style-name="_31_51"> </text:span><text:span text:style-name="_36_9">m</text:span><text:span text:style-name="_31_04">i</text:span><text:span text:style-name="_32_07">g</text:span><text:span text:style-name="_32_4">h</text:span><text:span text:style-name="_39_9">t</text:span><text:span text:style-name="_31_51"> </text:span><text:span text:style-name="_35_9">s</text:span><text:span text:style-name="_31_02">u</text:span><text:span text:style-name="_32_01">r</text:span><text:span text:style-name="_35_3">p</text:span><text:span text:style-name="_39_5">r</text:span><text:span text:style-name="_32_03">i</text:span><text:span text:style-name="_36_0">s</text:span><text:span text:style-name="_31_50">e</text:span><text:span text:style-name="_31_51"> </text:span><text:span text:style-name="_33_9">t</text:span><text:span text:style-name="_31_19">h</text:span><text:span text:style-name="_32_09">e</text:span><text:span text:style-name="_31_"> </text:span><text:span text:style-name="_31_10">c</text:span><text:span text:style-name="_32_22">y</text:span><text:span text:style-name="_32_1">n</text:span><text:span text:style-name="_31_50">i</text:span><text:span text:style-name="_32_15">c</text:span><text:span text:style-name="_35_6">s</text:span><text:span text:style-name="_37_6"> </text:span><text:span text:style-name="_31_89">a</text:span><text:span text:style-name="_33_8">g</text:span><text:span text:style-name="_31_35">a</text:span><text:span text:style-name="_31_88">i</text:span><text:span text:style-name="_35_7">n</text:span><text:span text:style-name="_39_8">.</text:span></text:p>
      <text:p text:style-name="P1"><text:span text:style-name="_36_6">B</text:span><text:span text:style-name="_31_34">u</text:span><text:span text:style-name="_32_24">t</text:span><text:span text:style-name="_31_"> </text:span><text:span text:style-name="_31_19">t</text:span><text:span text:style-name="_32_07">o</text:span><text:span text:style-name="_34_2">n</text:span><text:span text:style-name="_39_8">i</text:span><text:span text:style-name="_31_94">g</text:span><text:span text:style-name="_35_9">h</text:span><text:span text:style-name="_31_14">t</text:span><text:span text:style-name="_31_71">,</text:span><text:span text:style-name="_31_"> </text:span><text:span text:style-name="_31_46">I</text:span><text:span text:style-name="_31_51"> </text:span><text:span text:style-name="_35_9">w</text:span><text:span text:style-name="_31_31">a</text:span><text:span text:style-name="_32_24">n</text:span><text:span text:style-name="_37_1">t</text:span><text:span text:style-name="_37_6"> </text:span><text:span text:style-name="_32_25">t</text:span><text:span text:style-name="_37_1">o</text:span><text:span text:style-name="_37_6"> </text:span><text:span text:style-name="_32_06">g</text:span><text:span text:style-name="_36_5">o</text:span><text:span text:style-name="_37_6"> </text:span><text:span text:style-name="_31_88">e</text:span><text:span text:style-name="_33_5">a</text:span><text:span text:style-name="_31_47">s</text:span><text:span text:style-name="_32_15">y</text:span><text:span text:style-name="_31_"> </text:span><text:span text:style-name="_31_28">o</text:span><text:span text:style-name="_32_15">n</text:span><text:span text:style-name="_31_"> </text:span><text:span text:style-name="_31_46">t</text:span><text:span text:style-name="_31_73">h</text:span><text:span text:style-name="_37_4">e</text:span><text:span text:style-name="_37_6"> </text:span><text:span text:style-name="_32_01">t</text:span><text:span text:style-name="_33_9">r</text:span><text:span text:style-name="_31_28">a</text:span><text:span text:style-name="_32_18">d</text:span><text:span text:style-name="_37_1">i</text:span><text:span text:style-name="_31_17">t</text:span><text:span text:style-name="_32_22">i</text:span><text:span text:style-name="_35_0">o</text:span><text:span text:style-name="_31_31">n</text:span><text:span text:style-name="_32_09">a</text:span><text:span text:style-name="_34_4">l</text:span><text:span text:style-name="_37_6"> </text:span><text:span text:style-name="_32_06">l</text:span><text:span text:style-name="_32_3">i</text:span><text:span text:style-name="_31_11">s</text:span><text:span text:style-name="_31_74">t</text:span><text:span text:style-name="_31_"> </text:span><text:span text:style-name="_31_34">o</text:span><text:span text:style-name="_31_91">f</text:span><text:span text:style-name="_31_"> </text:span><text:span text:style-name="_31_44">p</text:span><text:span text:style-name="_32_06">r</text:span><text:span text:style-name="_35_6">o</text:span><text:span text:style-name="_31_31">p</text:span><text:span text:style-name="_32_06">o</text:span><text:span text:style-name="_34_1">s</text:span><text:span text:style-name="_31_16">a</text:span><text:span text:style-name="_32_00">l</text:span><text:span text:style-name="_35_1">s</text:span><text:span text:style-name="_37_6"> </text:span><text:span text:style-name="_32_18">f</text:span><text:span text:style-name="_35_1">o</text:span><text:span text:style-name="_31_04">r</text:span><text:span text:style-name="_31_51"> </text:span><text:span text:style-name="_32_9">t</text:span><text:span text:style-name="_31_32">h</text:span><text:span text:style-name="_31_71">e</text:span><text:span text:style-name="_31_"> </text:span><text:span text:style-name="_31_16">y</text:span><text:span text:style-name="_31_76">e</text:span><text:span text:style-name="_36_9">a</text:span><text:span text:style-name="_31_11">r</text:span><text:span text:style-name="_31_51"> </text:span><text:span text:style-name="_34_1">a</text:span><text:span text:style-name="_31_40">h</text:span><text:span text:style-name="_31_74">e</text:span><text:span text:style-name="_33_5">a</text:span><text:span text:style-name="_31_11">d</text:span><text:span text:style-name="_32_07">.</text:span><text:span text:style-name="_31_"> </text:span><text:span text:style-name="_31_41">D</text:span><text:span text:style-name="_31_89">o</text:span><text:span text:style-name="_36_6">n</text:span><text:span text:style-name="_31_47">'</text:span><text:span text:style-name="_32_09">t</text:span><text:span text:style-name="_31_"> </text:span><text:span text:style-name="_31_34">w</text:span><text:span text:style-name="_31_77">o</text:span><text:span text:style-name="_37_1">r</text:span><text:span text:style-name="_31_25">r</text:span><text:span text:style-name="_32_10">y</text:span><text:span text:style-name="_34_1">,</text:span><text:span text:style-name="_37_6"> </text:span><text:span text:style-name="_31_71">I</text:span><text:span text:style-name="_33_0">'</text:span><text:span text:style-name="_31_25">v</text:span><text:span text:style-name="_32_01">e</text:span><text:span text:style-name="_31_"> </text:span><text:span text:style-name="_31_14">g</text:span><text:span text:style-name="_31_71">o</text:span><text:span text:style-name="_37_5">t</text:span><text:span text:style-name="_37_6"> </text:span><text:span text:style-name="_32_07">p</text:span><text:span text:style-name="_34_1">l</text:span><text:span text:style-name="_31_31">e</text:span><text:span text:style-name="_32_15">n</text:span><text:span text:style-name="_34_2">t</text:span><text:span text:style-name="_31_28">y</text:span><text:span text:style-name="_31_94">,</text:span><text:span text:style-name="_31_"> </text:span><text:span text:style-name="_31_47">f</text:span><text:span text:style-name="_32_18">r</text:span><text:span text:style-name="_34_1">o</text:span><text:span text:style-name="_31_28">m</text:span><text:span text:style-name="_31_51"> </text:span><text:span text:style-name="_34_4">h</text:span><text:span text:style-name="_31_11">e</text:span><text:span text:style-name="_32_01">l</text:span><text:span text:style-name="_35_7">p</text:span><text:span text:style-name="_39_5">i</text:span><text:span text:style-name="_32_00">n</text:span><text:span text:style-name="_37_4">g</text:span><text:span text:style-name="_37_6"> </text:span><text:span text:style-name="_32_09">s</text:span><text:span text:style-name="_32_9">t</text:span><text:span text:style-name="_31_17">u</text:span><text:span text:style-name="_31_89">d</text:span><text:span text:style-name="_33_9">e</text:span><text:span text:style-name="_31_44">n</text:span><text:span text:style-name="_31_95">t</text:span><text:span text:style-name="_32_6">s</text:span><text:span text:style-name="_37_6"> </text:span><text:span text:style-name="_32_09">l</text:span><text:span text:style-name="_36_6">e</text:span><text:span text:style-name="_31_43">a</text:span><text:span text:style-name="_31_86">r</text:span><text:span text:style-name="_36_5">n</text:span><text:span text:style-name="_37_6"> </text:span><text:span text:style-name="_32_22">t</text:span><text:span text:style-name="_36_5">o</text:span><text:span text:style-name="_37_6"> </text:span><text:span text:style-name="_31_85">w</text:span><text:span text:style-name="_37_4">r</text:span><text:span text:style-name="_31_41">i</text:span><text:span text:style-name="_31_77">t</text:span><text:span text:style-name="_34_2">e</text:span><text:span text:style-name="_37_6"> </text:span><text:span text:style-name="_31_77">c</text:span><text:span text:style-name="_33_6">o</text:span><text:span text:style-name="_31_10">m</text:span><text:span text:style-name="_32_04">p</text:span><text:span text:style-name="_37_4">u</text:span><text:span text:style-name="_31_05">t</text:span><text:span text:style-name="_32_03">e</text:span><text:span text:style-name="_35_7">r</text:span><text:span text:style-name="_37_6"> </text:span><text:span text:style-name="_31_89">c</text:span><text:span text:style-name="_32_6">o</text:span><text:span text:style-name="_31_32">d</text:span><text:span text:style-name="_32_16">e</text:span><text:span text:style-name="_31_"> </text:span><text:span text:style-name="_31_49">t</text:span><text:span text:style-name="_31_74">o</text:span><text:span text:style-name="_31_"> </text:span><text:span text:style-name="_31_10">p</text:span><text:span text:style-name="_31_85">e</text:span><text:span text:style-name="_36_6">r</text:span><text:span text:style-name="_31_32">s</text:span><text:span text:style-name="_32_03">o</text:span><text:span text:style-name="_37_5">n</text:span><text:span text:style-name="_31_46">a</text:span><text:span text:style-name="_32_24">l</text:span><text:span text:style-name="_36_9">i</text:span><text:span text:style-name="_31_31">z</text:span><text:span text:style-name="_32_07">i</text:span><text:span text:style-name="_36_8">n</text:span><text:span text:style-name="_31_50">g</text:span><text:span text:style-name="_31_51"> </text:span><text:span text:style-name="_32_0">m</text:span><text:span text:style-name="_31_49">e</text:span><text:span text:style-name="_32_09">d</text:span><text:span text:style-name="_35_4">i</text:span><text:span text:style-name="_39_6">c</text:span><text:span text:style-name="_32_10">a</text:span><text:span text:style-name="_32_6">l</text:span><text:span text:style-name="_37_6"> </text:span><text:span text:style-name="_32_25">t</text:span><text:span text:style-name="_36_5">r</text:span><text:span text:style-name="_31_16">e</text:span><text:span text:style-name="_31_70">a</text:span><text:span text:style-name="_33_0">t</text:span><text:span text:style-name="_31_32">m</text:span><text:span text:style-name="_32_21">e</text:span><text:span text:style-name="_32_9">n</text:span><text:span text:style-name="_31_34">t</text:span><text:span text:style-name="_31_76">s</text:span><text:span text:style-name="_31_"> </text:span><text:span text:style-name="_31_31">f</text:span><text:span text:style-name="_32_16">o</text:span><text:span text:style-name="_34_2">r</text:span><text:span text:style-name="_37_6"> </text:span><text:span text:style-name="_31_85">p</text:span><text:span text:style-name="_35_4">a</text:span><text:span text:style-name="_31_44">t</text:span><text:span text:style-name="_32_04">i</text:span><text:span text:style-name="_37_2">e</text:span><text:span text:style-name="_39_9">n</text:span><text:span text:style-name="_31_91">t</text:span><text:span text:style-name="_35_4">s</text:span><text:span text:style-name="_31_04">.</text:span><text:span text:style-name="_31_51"> </text:span><text:span text:style-name="_36_9">A</text:span><text:span text:style-name="_31_49">n</text:span><text:span text:style-name="_32_18">d</text:span><text:span text:style-name="_31_"> </text:span><text:span text:style-name="_31_46">I</text:span><text:span text:style-name="_31_51"> </text:span><text:span text:style-name="_33_8">w</text:span><text:span text:style-name="_31_32">i</text:span><text:span text:style-name="_31_73">l</text:span><text:span text:style-name="_35_6">l</text:span><text:span text:style-name="_37_6"> </text:span><text:span text:style-name="_32_19">k</text:span><text:span text:style-name="_32_0">e</text:span><text:span text:style-name="_39_5">e</text:span><text:span text:style-name="_31_77">p</text:span><text:span text:style-name="_31_"> </text:span><text:span text:style-name="_31_31">p</text:span><text:span text:style-name="_32_09">u</text:span><text:span text:style-name="_35_3">s</text:span><text:span text:style-name="_31_34">h</text:span><text:span text:style-name="_32_18">i</text:span><text:span text:style-name="_34_4">n</text:span><text:span text:style-name="_31_17">g</text:span><text:span text:style-name="_31_51"> </text:span><text:span text:style-name="_32_9">f</text:span><text:span text:style-name="_31_35">o</text:span><text:span text:style-name="_32_01">r</text:span><text:span text:style-name="_31_"> </text:span><text:span text:style-name="_31_29">p</text:span><text:span text:style-name="_31_77">r</text:span><text:span text:style-name="_37_4">o</text:span><text:span text:style-name="_31_35">g</text:span><text:span text:style-name="_32_18">r</text:span><text:span text:style-name="_37_2">e</text:span><text:span text:style-name="_31_14">s</text:span><text:span text:style-name="_31_95">s</text:span><text:span text:style-name="_31_"> </text:span><text:span text:style-name="_31_11">o</text:span><text:span text:style-name="_32_22">n</text:span><text:span text:style-name="_31_"> </text:span><text:span text:style-name="_31_43">t</text:span><text:span text:style-name="_31_86">h</text:span><text:span text:style-name="_32_0">e</text:span><text:span text:style-name="_37_6"> </text:span><text:span text:style-name="_31_92">w</text:span><text:span text:style-name="_32_6">o</text:span><text:span text:style-name="_39_9">r</text:span><text:span text:style-name="_32_07">k</text:span><text:span text:style-name="_31_"> </text:span><text:span text:style-name="_31_25">t</text:span><text:span text:style-name="_32_22">h</text:span><text:span text:style-name="_32_3">a</text:span><text:span text:style-name="_31_50">t</text:span><text:span text:style-name="_31_51"> </text:span><text:span text:style-name="_37_2">I</text:span><text:span text:style-name="_37_6"> </text:span><text:span text:style-name="_31_88">b</text:span><text:span text:style-name="_34_1">e</text:span><text:span text:style-name="_31_29">l</text:span><text:span text:style-name="_31_86">i</text:span><text:span text:style-name="_34_4">e</text:span><text:span text:style-name="_31_13">v</text:span><text:span text:style-name="_31_80">e</text:span><text:span text:style-name="_31_"> </text:span><text:span text:style-name="_39_9">s</text:span><text:span text:style-name="_31_77">t</text:span><text:span text:style-name="_32_0">i</text:span><text:span text:style-name="_31_35">l</text:span><text:span text:style-name="_31_91">l</text:span><text:span text:style-name="_31_"> </text:span><text:span text:style-name="_31_43">n</text:span><text:span text:style-name="_32_24">e</text:span><text:span text:style-name="_35_3">e</text:span><text:span text:style-name="_31_49">d</text:span><text:span text:style-name="_31_94">s</text:span><text:span text:style-name="_31_"> </text:span><text:span text:style-name="_31_20">t</text:span><text:span text:style-name="_31_86">o</text:span><text:span text:style-name="_31_"> </text:span><text:span text:style-name="_31_32">b</text:span><text:span text:style-name="_31_70">e</text:span><text:span text:style-name="_31_"> </text:span><text:span text:style-name="_39_5">d</text:span><text:span text:style-name="_31_71">o</text:span><text:span text:style-name="_36_0">n</text:span><text:span text:style-name="_31_34">e</text:span><text:span text:style-name="_32_01">.</text:span><text:span text:style-name="_31_"> </text:span><text:span text:style-name="_31_10">F</text:span><text:span text:style-name="_31_88">i</text:span><text:span text:style-name="_35_0">x</text:span><text:span text:style-name="_31_20">i</text:span><text:span text:style-name="_32_00">n</text:span><text:span text:style-name="_35_1">g</text:span><text:span text:style-name="_37_6"> </text:span><text:span text:style-name="_32_24">a</text:span><text:span text:style-name="_31_"> </text:span><text:span text:style-name="_31_17">b</text:span><text:span text:style-name="_32_04">r</text:span><text:span text:style-name="_33_0">o</text:span><text:span text:style-name="_31_40">k</text:span><text:span text:style-name="_32_10">e</text:span><text:span text:style-name="_32_9">n</text:span><text:span text:style-name="_37_6"> </text:span><text:span text:style-name="_31_73">i</text:span><text:span text:style-name="_33_6">m</text:span><text:span text:style-name="_31_17">m</text:span><text:span text:style-name="_32_22">i</text:span><text:span text:style-name="_32_3">g</text:span><text:span text:style-name="_31_34">r</text:span><text:span text:style-name="_32_19">a</text:span><text:span text:style-name="_36_9">t</text:span><text:span text:style-name="_31_19">i</text:span><text:span text:style-name="_32_21">o</text:span><text:span text:style-name="_33_5">n</text:span><text:span text:style-name="_37_6"> </text:span><text:span text:style-name="_31_80">s</text:span><text:span text:style-name="_35_6">y</text:span><text:span text:style-name="_31_43">s</text:span><text:span text:style-name="_31_70">t</text:span><text:span text:style-name="_32_1">e</text:span><text:span text:style-name="_31_02">m</text:span><text:span text:style-name="_32_18">.</text:span><text:span text:style-name="_31_"> </text:span><text:span text:style-name="_31_16">P</text:span><text:span text:style-name="_32_00">r</text:span><text:span text:style-name="_37_5">o</text:span><text:span text:style-name="_31_19">t</text:span><text:span text:style-name="_32_16">e</text:span><text:span text:style-name="_35_3">c</text:span><text:span text:style-name="_31_05">t</text:span><text:span text:style-name="_32_10">i</text:span><text:span text:style-name="_36_9">n</text:span><text:span text:style-name="_31_40">g</text:span><text:span text:style-name="_31_51"> </text:span><text:span text:style-name="_34_1">o</text:span><text:span text:style-name="_31_35">u</text:span><text:span text:style-name="_32_21">r</text:span><text:span text:style-name="_31_"> </text:span><text:span text:style-name="_31_28">k</text:span><text:span text:style-name="_32_06">i</text:span><text:span text:style-name="_33_9">d</text:span><text:span text:style-name="_31_46">s</text:span><text:span text:style-name="_31_51"> </text:span><text:span text:style-name="_37_5">f</text:span><text:span text:style-name="_31_05">r</text:span><text:span text:style-name="_31_74">o</text:span><text:span text:style-name="_34_1">m</text:span><text:span text:style-name="_37_6"> </text:span><text:span text:style-name="_31_92">g</text:span><text:span text:style-name="_36_5">u</text:span><text:span text:style-name="_31_49">n</text:span><text:span text:style-name="_31_51"> </text:span><text:span text:style-name="_35_7">v</text:span><text:span text:style-name="_31_11">i</text:span><text:span text:style-name="_32_03">o</text:span><text:span text:style-name="_34_4">l</text:span><text:span text:style-name="_39_9">e</text:span><text:span text:style-name="_32_04">n</text:span><text:span text:style-name="_32_0">c</text:span><text:span text:style-name="_31_43">e</text:span><text:span text:style-name="_31_88">.</text:span><text:span text:style-name="_31_"> </text:span><text:span text:style-name="_31_01">E</text:span><text:span text:style-name="_32_03">q</text:span><text:span text:style-name="_33_8">u</text:span><text:span text:style-name="_39_9">a</text:span><text:span text:style-name="_32_09">l</text:span><text:span text:style-name="_31_"> </text:span><text:span text:style-name="_31_26">p</text:span><text:span text:style-name="_32_01">a</text:span><text:span text:style-name="_32_9">y</text:span><text:span text:style-name="_37_6"> </text:span><text:span text:style-name="_32_01">f</text:span><text:span text:style-name="_35_7">o</text:span><text:span text:style-name="_31_16">r</text:span><text:span text:style-name="_31_51"> </text:span><text:span text:style-name="_36_6">e</text:span><text:span text:style-name="_31_47">q</text:span><text:span text:style-name="_32_01">u</text:span><text:span text:style-name="_33_6">a</text:span><text:span text:style-name="_31_29">l</text:span><text:span text:style-name="_31_51"> </text:span><text:span text:style-name="_34_2">w</text:span><text:span text:style-name="_31_13">o</text:span><text:span text:style-name="_32_22">r</text:span><text:span text:style-name="_32_6">k</text:span><text:span text:style-name="_31_05">.</text:span><text:span text:style-name="_31_51"> </text:span><text:span text:style-name="_32_0">P</text:span><text:span text:style-name="_31_25">a</text:span><text:span text:style-name="_32_06">i</text:span><text:span text:style-name="_37_5">d</text:span><text:span text:style-name="_37_6"> </text:span><text:span text:style-name="_32_15">l</text:span><text:span text:style-name="_37_4">e</text:span><text:span text:style-name="_31_04">a</text:span><text:span text:style-name="_31_77">v</text:span><text:span text:style-name="_36_8">e</text:span><text:span text:style-name="_31_14">.</text:span><text:span text:style-name="_31_51"> </text:span><text:span text:style-name="_31_"><text:s/></text:span><text:span text:style-name="_31_25">R</text:span><text:span text:style-name="_32_22">a</text:span><text:span text:style-name="_36_0">i</text:span><text:span text:style-name="_31_16">s</text:span><text:span text:style-name="_32_06">i</text:span><text:span text:style-name="_37_4">n</text:span><text:span text:style-name="_31_05">g</text:span><text:span text:style-name="_31_51"> </text:span><text:span text:style-name="_34_5">t</text:span><text:span text:style-name="_31_32">h</text:span><text:span text:style-name="_31_86">e</text:span><text:span text:style-name="_31_"> </text:span><text:span text:style-name="_31_16">m</text:span><text:span text:style-name="_31_73">i</text:span><text:span text:style-name="_33_6">n</text:span><text:span text:style-name="_39_6">i</text:span><text:span text:style-name="_32_24">m</text:span><text:span text:style-name="_36_9">u</text:span><text:span text:style-name="_31_19">m</text:span><text:span text:style-name="_31_51"> </text:span><text:span text:style-name="_32_9">w</text:span><text:span text:style-name="_31_31">a</text:span><text:span text:style-name="_32_00">g</text:span><text:span text:style-name="_32_4">e</text:span><text:span text:style-name="_39_5">.</text:span><text:span text:style-name="_31_51"> </text:span><text:span text:style-name="_35_1">A</text:span><text:span text:style-name="_31_26">l</text:span><text:span text:style-name="_31_92">l</text:span><text:span text:style-name="_31_"> </text:span><text:span text:style-name="_31_11">t</text:span><text:span text:style-name="_31_92">h</text:span><text:span text:style-name="_36_9">e</text:span><text:span text:style-name="_31_46">s</text:span><text:span text:style-name="_31_94">e</text:span><text:span text:style-name="_31_"> </text:span><text:span text:style-name="_39_5">t</text:span><text:span text:style-name="_32_09">h</text:span><text:span text:style-name="_37_4">i</text:span><text:span text:style-name="_31_31">n</text:span><text:span text:style-name="_31_79">g</text:span><text:span text:style-name="_32_4">s</text:span><text:span text:style-name="_37_6"> </text:span><text:span text:style-name="_31_71">s</text:span><text:span text:style-name="_36_9">t</text:span><text:span text:style-name="_31_31">i</text:span><text:span text:style-name="_31_80">l</text:span><text:span text:style-name="_32_6">l</text:span><text:span text:style-name="_37_6"> </text:span><text:span text:style-name="_32_21">m</text:span><text:span text:style-name="_33_8">a</text:span><text:span text:style-name="_31_26">t</text:span><text:span text:style-name="_31_79">t</text:span><text:span text:style-name="_33_5">e</text:span><text:span text:style-name="_31_43">r</text:span><text:span text:style-name="_31_51"> </text:span><text:span text:style-name="_32_0">t</text:span><text:span text:style-name="_31_43">o</text:span><text:span text:style-name="_31_51"> </text:span><text:span text:style-name="_35_6">h</text:span><text:span text:style-name="_31_31">a</text:span><text:span text:style-name="_32_09">r</text:span><text:span text:style-name="_33_8">d</text:span><text:span text:style-name="_31_05">w</text:span><text:span text:style-name="_32_15">o</text:span><text:span text:style-name="_33_9">r</text:span><text:span text:style-name="_31_16">k</text:span><text:span text:style-name="_31_74">i</text:span><text:span text:style-name="_36_0">n</text:span><text:span text:style-name="_31_19">g</text:span><text:span text:style-name="_31_51"> </text:span><text:span text:style-name="_32_9">f</text:span><text:span text:style-name="_31_14">a</text:span><text:span text:style-name="_31_77">m</text:span><text:span text:style-name="_35_4">i</text:span><text:span text:style-name="_31_46">l</text:span><text:span text:style-name="_31_70">i</text:span><text:span text:style-name="_33_9">e</text:span><text:span text:style-name="_39_6">s</text:span><text:span text:style-name="_31_71">.</text:span><text:span text:style-name="_31_"> </text:span><text:span text:style-name="_31_13">T</text:span><text:span text:style-name="_32_18">h</text:span><text:span text:style-name="_35_9">e</text:span><text:span text:style-name="_39_8">y</text:span><text:span text:style-name="_32_16">'</text:span><text:span text:style-name="_34_5">r</text:span><text:span text:style-name="_31_04">e</text:span><text:span text:style-name="_31_51"> </text:span><text:span text:style-name="_33_8">s</text:span><text:span text:style-name="_31_14">t</text:span><text:span text:style-name="_32_16">i</text:span><text:span text:style-name="_35_7">l</text:span><text:span text:style-name="_39_5">l</text:span><text:span text:style-name="_31_51"> </text:span><text:span text:style-name="_36_6">t</text:span><text:span text:style-name="_31_16">h</text:span><text:span text:style-name="_32_21">e</text:span><text:span text:style-name="_31_"> </text:span><text:span text:style-name="_39_5">r</text:span><text:span text:style-name="_31_86">i</text:span><text:span text:style-name="_35_4">g</text:span><text:span text:style-name="_31_26">h</text:span><text:span text:style-name="_31_77">t</text:span><text:span text:style-name="_31_"> </text:span><text:span text:style-name="_39_6">t</text:span><text:span text:style-name="_31_88">h</text:span><text:span text:style-name="_33_8">i</text:span><text:span text:style-name="_31_17">n</text:span><text:span text:style-name="_31_79">g</text:span><text:span text:style-name="_31_"> </text:span><text:span text:style-name="_31_29">t</text:span><text:span text:style-name="_31_71">o</text:span><text:span text:style-name="_31_"> </text:span><text:span text:style-name="_31_01">d</text:span><text:span text:style-name="_32_00">o</text:span><text:span text:style-name="_32_7">.</text:span><text:span text:style-name="_37_6"> </text:span><text:span text:style-name="_32_09">A</text:span><text:span text:style-name="_34_1">n</text:span><text:span text:style-name="_31_10">d</text:span><text:span text:style-name="_31_51"> </text:span><text:span text:style-name="_36_0">I</text:span><text:span text:style-name="_37_6"> </text:span><text:span text:style-name="_32_00">w</text:span><text:span text:style-name="_32_7">o</text:span><text:span text:style-name="_31_43">n</text:span><text:span text:style-name="_32_00">'</text:span><text:span text:style-name="_32_1">t</text:span><text:span text:style-name="_37_6"> </text:span><text:span text:style-name="_31_91">l</text:span><text:span text:style-name="_36_9">e</text:span><text:span text:style-name="_31_05">t</text:span><text:span text:style-name="_31_51"> </text:span><text:span text:style-name="_34_1">u</text:span><text:span text:style-name="_31_28">p</text:span><text:span text:style-name="_31_51"> </text:span><text:span text:style-name="_37_5">u</text:span><text:span text:style-name="_31_14">n</text:span><text:span text:style-name="_31_91">t</text:span><text:span text:style-name="_32_7">i</text:span><text:span text:style-name="_31_50">l</text:span><text:span text:style-name="_31_51"> </text:span><text:span text:style-name="_37_4">t</text:span><text:span text:style-name="_31_10">h</text:span><text:span text:style-name="_32_07">e</text:span><text:span text:style-name="_37_2">y</text:span><text:span text:style-name="_37_6"> </text:span><text:span text:style-name="_31_76">g</text:span><text:span text:style-name="_37_1">e</text:span><text:span text:style-name="_31_02">t</text:span><text:span text:style-name="_31_51"> </text:span><text:span text:style-name="_34_4">d</text:span><text:span text:style-name="_39_6">o</text:span><text:span text:style-name="_32_25">n</text:span><text:span text:style-name="_34_4">e</text:span><text:span text:style-name="_31_47">.</text:span></text:p>
      <text:p text:style-name="P1"><text:span text:style-name="_35_1">B</text:span><text:span text:style-name="_31_11">u</text:span><text:span text:style-name="_31_70">t</text:span><text:span text:style-name="_31_"> </text:span><text:span text:style-name="_39_9">f</text:span><text:span text:style-name="_31_76">o</text:span><text:span text:style-name="_33_6">r</text:span><text:span text:style-name="_37_6"> </text:span><text:span text:style-name="_32_16">m</text:span><text:span text:style-name="_35_3">y</text:span><text:span text:style-name="_37_6"> </text:span><text:span text:style-name="_31_77">f</text:span><text:span text:style-name="_36_8">i</text:span><text:span text:style-name="_31_20">n</text:span><text:span text:style-name="_31_70">a</text:span><text:span text:style-name="_32_0">l</text:span><text:span text:style-name="_37_6"> </text:span><text:span text:style-name="_31_77">a</text:span><text:span text:style-name="_32_4">d</text:span><text:span text:style-name="_31_44">d</text:span><text:span text:style-name="_31_95">r</text:span><text:span text:style-name="_34_4">e</text:span><text:span text:style-name="_31_13">s</text:span><text:span text:style-name="_32_10">s</text:span><text:span text:style-name="_31_"> </text:span><text:span text:style-name="_31_46">t</text:span><text:span text:style-name="_32_04">o</text:span><text:span text:style-name="_31_"> </text:span><text:span text:style-name="_31_40">t</text:span><text:span text:style-name="_31_71">h</text:span><text:span text:style-name="_32_1">i</text:span><text:span text:style-name="_31_25">s</text:span><text:span text:style-name="_31_51"> </text:span><text:span text:style-name="_34_2">c</text:span><text:span text:style-name="_39_8">h</text:span><text:span text:style-name="_32_06">a</text:span><text:span text:style-name="_33_0">m</text:span><text:span text:style-name="_31_04">b</text:span><text:span text:style-name="_31_95">e</text:span><text:span text:style-name="_32_4">r</text:span><text:span text:style-name="_31_49">,</text:span><text:span text:style-name="_31_51"> </text:span><text:span text:style-name="_37_5">I</text:span><text:span text:style-name="_37_6"> </text:span><text:span text:style-name="_32_01">d</text:span><text:span text:style-name="_35_6">o</text:span><text:span text:style-name="_31_10">n</text:span><text:span text:style-name="_31_89">'</text:span><text:span text:style-name="_32_3">t</text:span><text:span text:style-name="_37_6"> </text:span><text:span text:style-name="_32_24">w</text:span><text:span text:style-name="_37_1">a</text:span><text:span text:style-name="_31_32">n</text:span><text:span text:style-name="_32_00">t</text:span><text:span text:style-name="_31_"> </text:span><text:span text:style-name="_31_50">t</text:span><text:span text:style-name="_32_10">o</text:span><text:span text:style-name="_31_"> </text:span><text:span text:style-name="_31_17">j</text:span><text:span text:style-name="_32_21">u</text:span><text:span text:style-name="_32_9">s</text:span><text:span text:style-name="_31_13">t</text:span><text:span text:style-name="_31_51"> </text:span><text:span text:style-name="_32_4">t</text:span><text:span text:style-name="_31_11">a</text:span><text:span text:style-name="_32_07">l</text:span><text:span text:style-name="_34_5">k</text:span><text:span text:style-name="_37_6"> </text:span><text:span text:style-name="_31_91">a</text:span><text:span text:style-name="_35_3">b</text:span><text:span text:style-name="_31_47">o</text:span><text:span text:style-name="_31_86">u</text:span><text:span text:style-name="_35_6">t</text:span><text:span text:style-name="_37_6"> </text:span><text:span text:style-name="_31_80">n</text:span><text:span text:style-name="_33_5">e</text:span><text:span text:style-name="_31_04">x</text:span><text:span text:style-name="_31_77">t</text:span><text:span text:style-name="_31_"> </text:span><text:span text:style-name="_31_10">y</text:span><text:span text:style-name="_31_79">e</text:span><text:span text:style-name="_33_9">a</text:span><text:span text:style-name="_31_43">r</text:span><text:span text:style-name="_31_71">.</text:span><text:span text:style-name="_31_"> </text:span><text:span text:style-name="_31_19">I</text:span><text:span text:style-name="_31_51"> </text:span><text:span text:style-name="_34_5">w</text:span><text:span text:style-name="_31_19">a</text:span><text:span text:style-name="_31_92">n</text:span><text:span text:style-name="_35_9">t</text:span><text:span text:style-name="_37_6"> </text:span><text:span text:style-name="_31_74">t</text:span><text:span text:style-name="_34_4">o</text:span><text:span text:style-name="_37_6"> </text:span><text:span text:style-name="_31_79">f</text:span><text:span text:style-name="_34_5">o</text:span><text:span text:style-name="_39_6">c</text:span><text:span text:style-name="_31_79">u</text:span><text:span text:style-name="_37_2">s</text:span><text:span text:style-name="_37_6"> </text:span><text:span text:style-name="_32_22">o</text:span><text:span text:style-name="_33_6">n</text:span><text:span text:style-name="_37_6"> </text:span><text:span text:style-name="_31_91">t</text:span><text:span text:style-name="_37_4">h</text:span><text:span text:style-name="_31_50">e</text:span><text:span text:style-name="_31_51"> </text:span><text:span text:style-name="_35_1">n</text:span><text:span text:style-name="_31_14">e</text:span><text:span text:style-name="_32_22">x</text:span><text:span text:style-name="_34_4">t</text:span><text:span text:style-name="_37_6"> </text:span><text:span text:style-name="_31_85">f</text:span><text:span text:style-name="_32_7">i</text:span><text:span text:style-name="_31_41">v</text:span><text:span text:style-name="_32_06">e</text:span><text:span text:style-name="_31_"> </text:span><text:span text:style-name="_31_14">y</text:span><text:span text:style-name="_31_85">e</text:span><text:span text:style-name="_32_1">a</text:span><text:span text:style-name="_31_31">r</text:span><text:span text:style-name="_31_94">s</text:span><text:span text:style-name="_35_9">,</text:span><text:span text:style-name="_37_6"> </text:span><text:span text:style-name="_32_10">t</text:span><text:span text:style-name="_35_6">h</text:span><text:span text:style-name="_31_43">e</text:span><text:span text:style-name="_31_51"> </text:span><text:span text:style-name="_36_8">n</text:span><text:span text:style-name="_31_26">e</text:span><text:span text:style-name="_32_25">x</text:span><text:span text:style-name="_32_9">t</text:span><text:span text:style-name="_37_6"> </text:span><text:span text:style-name="_31_70">1</text:span><text:span text:style-name="_33_5">0</text:span><text:span text:style-name="_37_6"> </text:span><text:span text:style-name="_31_85">y</text:span><text:span text:style-name="_32_6">e</text:span><text:span text:style-name="_39_5">a</text:span><text:span text:style-name="_31_80">r</text:span><text:span text:style-name="_34_5">s</text:span><text:span text:style-name="_31_16">,</text:span><text:span text:style-name="_31_51"> </text:span><text:span text:style-name="_35_0">a</text:span><text:span text:style-name="_31_05">n</text:span><text:span text:style-name="_32_09">d</text:span><text:span text:style-name="_31_"> </text:span><text:span text:style-name="_39_8">b</text:span><text:span text:style-name="_32_06">e</text:span><text:span text:style-name="_34_2">y</text:span><text:span text:style-name="_31_04">o</text:span><text:span text:style-name="_32_09">n</text:span><text:span text:style-name="_36_0">d</text:span><text:span text:style-name="_31_20">.</text:span><text:span text:style-name="_31_51"> </text:span><text:span text:style-name="_37_4">I</text:span><text:span text:style-name="_37_6"> </text:span><text:span text:style-name="_32_21">w</text:span><text:span text:style-name="_32_3">a</text:span><text:span text:style-name="_39_8">n</text:span><text:span text:style-name="_32_18">t</text:span><text:span text:style-name="_31_"> </text:span><text:span text:style-name="_31_46">t</text:span><text:span text:style-name="_32_21">o</text:span><text:span text:style-name="_31_"> </text:span><text:span text:style-name="_31_16">f</text:span><text:span text:style-name="_32_24">o</text:span><text:span text:style-name="_36_0">c</text:span><text:span text:style-name="_31_40">u</text:span><text:span text:style-name="_32_16">s</text:span><text:span text:style-name="_31_"> </text:span><text:span text:style-name="_31_46">o</text:span><text:span text:style-name="_32_18">n</text:span><text:span text:style-name="_31_"> </text:span><text:span text:style-name="_31_29">o</text:span><text:span text:style-name="_32_16">u</text:span><text:span text:style-name="_33_0">r</text:span><text:span text:style-name="_37_6"> </text:span><text:span text:style-name="_32_24">f</text:span><text:span text:style-name="_37_5">u</text:span><text:span text:style-name="_31_31">t</text:span><text:span text:style-name="_31_79">u</text:span><text:span text:style-name="_36_0">r</text:span><text:span text:style-name="_31_10">e</text:span><text:span text:style-name="_32_09">.</text:span></text:p>
      <text:p text:style-name="P1"><text:span text:style-name="_32_0">W</text:span><text:span text:style-name="_31_47">e</text:span><text:span text:style-name="_31_51"> </text:span><text:span text:style-name="_32_7">l</text:span><text:span text:style-name="_31_11">i</text:span><text:span text:style-name="_32_18">v</text:span><text:span text:style-name="_34_2">e</text:span><text:span text:style-name="_37_6"> </text:span><text:span text:style-name="_31_89">i</text:span><text:span text:style-name="_33_5">n</text:span><text:span text:style-name="_37_6"> </text:span><text:span text:style-name="_32_25">a</text:span><text:span text:style-name="_31_"> </text:span><text:span text:style-name="_31_44">t</text:span><text:span text:style-name="_31_79">i</text:span><text:span text:style-name="_37_5">m</text:span><text:span text:style-name="_31_28">e</text:span><text:span text:style-name="_31_51"> </text:span><text:span text:style-name="_32_7">o</text:span><text:span text:style-name="_31_47">f</text:span><text:span text:style-name="_31_51"> </text:span><text:span text:style-name="_36_8">e</text:span><text:span text:style-name="_31_05">x</text:span><text:span text:style-name="_31_80">t</text:span><text:span text:style-name="_37_5">r</text:span><text:span text:style-name="_31_44">a</text:span><text:span text:style-name="_31_71">o</text:span><text:span text:style-name="_33_9">r</text:span><text:span text:style-name="_31_46">d</text:span><text:span text:style-name="_31_88">i</text:span><text:span text:style-name="_36_9">n</text:span><text:span text:style-name="_31_31">a</text:span><text:span text:style-name="_31_79">r</text:span><text:span text:style-name="_32_6">y</text:span><text:span text:style-name="_37_6"> </text:span><text:span text:style-name="_32_03">c</text:span><text:span text:style-name="_32_4">h</text:span><text:span text:style-name="_31_46">a</text:span><text:span text:style-name="_31_88">n</text:span><text:span text:style-name="_36_9">g</text:span><text:span text:style-name="_31_19">e</text:span><text:span text:style-name="_31_51"> --</text:span><text:span text:style-name="_31_"> </text:span><text:span text:style-name="_31_25">c</text:span><text:span text:style-name="_32_15">h</text:span><text:span text:style-name="_35_1">a</text:span><text:span text:style-name="_39_5">n</text:span><text:span text:style-name="_32_10">g</text:span><text:span text:style-name="_36_6">e</text:span><text:span text:style-name="_37_6"> </text:span><text:span text:style-name="_31_88">t</text:span><text:span text:style-name="_37_2">h</text:span><text:span text:style-name="_31_16">a</text:span><text:span text:style-name="_32_01">t</text:span><text:span text:style-name="_35_9">'</text:span><text:span text:style-name="_31_26">s</text:span><text:span text:style-name="_31_51"> </text:span><text:span text:style-name="_32_4">r</text:span><text:span text:style-name="_31_46">e</text:span><text:span text:style-name="_31_92">s</text:span><text:span text:style-name="_35_4">h</text:span><text:span text:style-name="_39_6">a</text:span><text:span text:style-name="_32_21">p</text:span><text:span text:style-name="_36_8">i</text:span><text:span text:style-name="_31_14">n</text:span><text:span text:style-name="_32_21">g</text:span><text:span text:style-name="_31_"> </text:span><text:span text:style-name="_31_47">t</text:span><text:span text:style-name="_32_03">h</text:span><text:span text:style-name="_37_4">e</text:span><text:span text:style-name="_37_6"> </text:span><text:span text:style-name="_31_77">w</text:span><text:span text:style-name="_33_5">a</text:span><text:span text:style-name="_31_19">y</text:span><text:span text:style-name="_31_51"> </text:span><text:span text:style-name="_34_4">w</text:span><text:span text:style-name="_39_5">e</text:span><text:span text:style-name="_31_51"> </text:span><text:span text:style-name="_35_3">l</text:span><text:span text:style-name="_31_43">i</text:span><text:span text:style-name="_32_06">v</text:span><text:span text:style-name="_32_7">e</text:span><text:span text:style-name="_31_02">,</text:span><text:span text:style-name="_31_51"> </text:span><text:span text:style-name="_37_4">t</text:span><text:span text:style-name="_31_35">h</text:span><text:span text:style-name="_31_80">e</text:span><text:span text:style-name="_31_"> </text:span><text:span text:style-name="_31_32">w</text:span><text:span text:style-name="_32_09">a</text:span><text:span text:style-name="_33_9">y</text:span><text:span text:style-name="_37_6"> </text:span><text:span text:style-name="_32_01">w</text:span><text:span text:style-name="_37_2">e</text:span><text:span text:style-name="_37_6"> </text:span><text:span text:style-name="_32_09">w</text:span><text:span text:style-name="_37_5">o</text:span><text:span text:style-name="_31_40">r</text:span><text:span text:style-name="_31_79">k</text:span><text:span text:style-name="_37_5">,</text:span><text:span text:style-name="_37_6"> </text:span><text:span text:style-name="_31_71">o</text:span><text:span text:style-name="_37_5">u</text:span><text:span text:style-name="_31_13">r</text:span><text:span text:style-name="_31_51"> </text:span><text:span text:style-name="_33_9">p</text:span><text:span text:style-name="_31_16">l</text:span><text:span text:style-name="_32_15">a</text:span><text:span text:style-name="_34_2">n</text:span><text:span text:style-name="_31_04">e</text:span><text:span text:style-name="_31_88">t</text:span><text:span text:style-name="_34_1">,</text:span><text:span text:style-name="_37_6"> </text:span><text:span text:style-name="_31_86">o</text:span><text:span text:style-name="_36_6">u</text:span><text:span text:style-name="_31_32">r</text:span><text:span text:style-name="_31_51"> </text:span><text:span text:style-name="_36_8">p</text:span><text:span text:style-name="_31_35">l</text:span><text:span text:style-name="_31_94">a</text:span><text:span text:style-name="_35_6">c</text:span><text:span text:style-name="_31_02">e</text:span><text:span text:style-name="_31_51"> </text:span><text:span text:style-name="_36_8">i</text:span><text:span text:style-name="_31_11">n</text:span><text:span text:style-name="_31_51"> </text:span><text:span text:style-name="_35_6">t</text:span><text:span text:style-name="_31_04">h</text:span><text:span text:style-name="_31_95">e</text:span><text:span text:style-name="_31_"> </text:span><text:span text:style-name="_39_9">w</text:span><text:span text:style-name="_32_16">o</text:span><text:span text:style-name="_35_0">r</text:span><text:span text:style-name="_31_43">l</text:span><text:span text:style-name="_32_03">d</text:span><text:span text:style-name="_35_9">.</text:span><text:span text:style-name="_37_6"> </text:span><text:span text:style-name="_32_15">I</text:span><text:span text:style-name="_37_4">t</text:span><text:span text:style-name="_39_6">'</text:span><text:span text:style-name="_31_92">s</text:span><text:span text:style-name="_31_"> </text:span><text:span text:style-name="_31_40">c</text:span><text:span text:style-name="_31_85">h</text:span><text:span text:style-name="_35_7">a</text:span><text:span text:style-name="_31_31">n</text:span><text:span text:style-name="_31_86">g</text:span><text:span text:style-name="_35_7">e</text:span><text:span text:style-name="_37_6"> </text:span><text:span text:style-name="_31_70">t</text:span><text:span text:style-name="_32_7">h</text:span><text:span text:style-name="_31_31">a</text:span><text:span text:style-name="_31_95">t</text:span><text:span text:style-name="_31_"> </text:span><text:span text:style-name="_31_01">p</text:span><text:span text:style-name="_31_89">r</text:span><text:span text:style-name="_36_5">o</text:span><text:span text:style-name="_31_20">m</text:span><text:span text:style-name="_32_01">i</text:span><text:span text:style-name="_33_8">s</text:span><text:span text:style-name="_31_29">e</text:span><text:span text:style-name="_32_19">s</text:span><text:span text:style-name="_31_"> </text:span><text:span text:style-name="_31_13">a</text:span><text:span text:style-name="_31_76">m</text:span><text:span text:style-name="_32_3">a</text:span><text:span text:style-name="_31_32">z</text:span><text:span text:style-name="_32_06">i</text:span><text:span text:style-name="_35_4">n</text:span><text:span text:style-name="_31_01">g</text:span><text:span text:style-name="_31_51"> </text:span><text:span text:style-name="_35_6">m</text:span><text:span text:style-name="_31_19">e</text:span><text:span text:style-name="_31_70">d</text:span><text:span text:style-name="_32_9">i</text:span><text:span text:style-name="_31_31">c</text:span><text:span text:style-name="_31_79">a</text:span><text:span text:style-name="_37_4">l</text:span><text:span text:style-name="_37_6"> </text:span><text:span text:style-name="_32_22">b</text:span><text:span text:style-name="_32_9">r</text:span><text:span text:style-name="_31_31">e</text:span><text:span text:style-name="_32_07">a</text:span><text:span text:style-name="_35_0">k</text:span><text:span text:style-name="_31_14">t</text:span><text:span text:style-name="_31_73">h</text:span><text:span text:style-name="_34_5">r</text:span><text:span text:style-name="_31_02">o</text:span><text:span text:style-name="_32_09">u</text:span><text:span text:style-name="_35_9">g</text:span><text:span text:style-name="_31_43">h</text:span><text:span text:style-name="_31_73">s</text:span><text:span text:style-name="_34_2">,</text:span><text:span text:style-name="_37_6"> </text:span><text:span text:style-name="_32_00">b</text:span><text:span text:style-name="_36_6">u</text:span><text:span text:style-name="_31_04">t</text:span><text:span text:style-name="_31_51"> </text:span><text:span text:style-name="_36_5">a</text:span><text:span text:style-name="_31_40">l</text:span><text:span text:style-name="_32_25">s</text:span><text:span text:style-name="_36_5">o</text:span><text:span text:style-name="_37_6"> </text:span><text:span text:style-name="_31_70">e</text:span><text:span text:style-name="_36_6">c</text:span><text:span text:style-name="_31_41">o</text:span><text:span text:style-name="_32_24">n</text:span><text:span text:style-name="_34_4">o</text:span><text:span text:style-name="_39_5">m</text:span><text:span text:style-name="_32_22">i</text:span><text:span text:style-name="_33_0">c</text:span><text:span text:style-name="_37_6"> </text:span><text:span text:style-name="_32_09">d</text:span><text:span text:style-name="_36_9">i</text:span><text:span text:style-name="_39_5">s</text:span><text:span text:style-name="_32_16">r</text:span><text:span text:style-name="_32_0">u</text:span><text:span text:style-name="_31_46">p</text:span><text:span text:style-name="_31_79">t</text:span><text:span text:style-name="_37_5">i</text:span><text:span text:style-name="_31_40">o</text:span><text:span text:style-name="_32_07">n</text:span><text:span text:style-name="_36_6">s</text:span><text:span text:style-name="_37_6"> </text:span><text:span text:style-name="_31_94">t</text:span><text:span text:style-name="_36_6">h</text:span><text:span text:style-name="_31_17">a</text:span><text:span text:style-name="_31_76">t</text:span><text:span text:style-name="_31_"> </text:span><text:span text:style-name="_39_8">s</text:span><text:span text:style-name="_32_09">t</text:span><text:span text:style-name="_32_6">r</text:span><text:span text:style-name="_39_6">a</text:span><text:span text:style-name="_32_10">i</text:span><text:span text:style-name="_33_0">n</text:span><text:span text:style-name="_37_6"> </text:span><text:span text:style-name="_31_94">w</text:span><text:span text:style-name="_34_2">o</text:span><text:span text:style-name="_31_43">r</text:span><text:span text:style-name="_31_85">k</text:span><text:span text:style-name="_35_1">i</text:span><text:span text:style-name="_39_9">n</text:span><text:span text:style-name="_31_95">g</text:span><text:span text:style-name="_31_"> </text:span><text:span text:style-name="_31_28">f</text:span><text:span text:style-name="_31_79">a</text:span><text:span text:style-name="_32_3">m</text:span><text:span text:style-name="_31_28">i</text:span><text:span text:style-name="_32_21">l</text:span><text:span text:style-name="_35_4">i</text:span><text:span text:style-name="_31_11">e</text:span><text:span text:style-name="_31_86">s</text:span><text:span text:style-name="_36_9">.</text:span><text:span text:style-name="_37_6"> </text:span><text:span text:style-name="_32_01">I</text:span><text:span text:style-name="_33_8">t</text:span><text:span text:style-name="_37_6"> </text:span><text:span text:style-name="_31_80">p</text:span><text:span text:style-name="_33_5">r</text:span><text:span text:style-name="_31_11">o</text:span><text:span text:style-name="_31_77">m</text:span><text:span text:style-name="_35_3">i</text:span><text:span text:style-name="_31_11">s</text:span><text:span text:style-name="_32_03">e</text:span><text:span text:style-name="_35_4">s</text:span><text:span text:style-name="_37_6"> </text:span><text:span text:style-name="_32_03">e</text:span><text:span text:style-name="_36_0">d</text:span><text:span text:style-name="_31_32">u</text:span><text:span text:style-name="_32_06">c</text:span><text:span text:style-name="_36_8">a</text:span><text:span text:style-name="_31_49">t</text:span><text:span text:style-name="_32_09">i</text:span><text:span text:style-name="_36_5">o</text:span><text:span text:style-name="_31_35">n</text:span><text:span text:style-name="_31_51"> </text:span><text:span text:style-name="_35_6">f</text:span><text:span text:style-name="_31_31">o</text:span><text:span text:style-name="_32_06">r</text:span><text:span text:style-name="_31_"> </text:span><text:span text:style-name="_31_20">g</text:span><text:span text:style-name="_31_80">i</text:span><text:span text:style-name="_32_0">r</text:span><text:span text:style-name="_31_32">l</text:span><text:span text:style-name="_31_86">s</text:span><text:span text:style-name="_31_"> </text:span><text:span text:style-name="_31_43">i</text:span><text:span text:style-name="_32_01">n</text:span><text:span text:style-name="_31_"> </text:span><text:span text:style-name="_31_34">t</text:span><text:span text:style-name="_31_79">h</text:span><text:span text:style-name="_33_5">e</text:span><text:span text:style-name="_37_6"> </text:span><text:span text:style-name="_32_15">m</text:span><text:span text:style-name="_36_8">o</text:span><text:span text:style-name="_31_40">s</text:span><text:span text:style-name="_31_76">t</text:span><text:span text:style-name="_31_"> </text:span><text:span text:style-name="_39_8">r</text:span><text:span text:style-name="_32_07">e</text:span><text:span text:style-name="_32_3">m</text:span><text:span text:style-name="_31_16">o</text:span><text:span text:style-name="_31_85">t</text:span><text:span text:style-name="_35_6">e</text:span><text:span text:style-name="_37_6"> </text:span><text:span text:style-name="_31_79">v</text:span><text:span text:style-name="_37_2">i</text:span><text:span text:style-name="_39_5">l</text:span><text:span text:style-name="_31_91">l</text:span><text:span text:style-name="_33_9">a</text:span><text:span text:style-name="_31_43">g</text:span><text:span text:style-name="_31_71">e</text:span><text:span text:style-name="_36_8">s</text:span><text:span text:style-name="_31_17">,</text:span><text:span text:style-name="_31_51"> </text:span><text:span text:style-name="_32_9">b</text:span><text:span text:style-name="_31_19">u</text:span><text:span text:style-name="_32_09">t</text:span><text:span text:style-name="_31_"> </text:span><text:span text:style-name="_31_49">a</text:span><text:span text:style-name="_31_91">l</text:span><text:span text:style-name="_37_2">s</text:span><text:span text:style-name="_31_46">o</text:span><text:span text:style-name="_31_51"> </text:span><text:span text:style-name="_37_1">c</text:span><text:span text:style-name="_31_25">o</text:span><text:span text:style-name="_32_06">n</text:span><text:span text:style-name="_34_4">n</text:span><text:span text:style-name="_31_20">e</text:span><text:span text:style-name="_32_19">c</text:span><text:span text:style-name="_32_3">t</text:span><text:span text:style-name="_31_13">s</text:span><text:span text:style-name="_31_51"> </text:span><text:span text:style-name="_36_6">t</text:span><text:span text:style-name="_39_6">e</text:span><text:span text:style-name="_31_76">r</text:span><text:span text:style-name="_36_0">r</text:span><text:span text:style-name="_31_17">o</text:span><text:span text:style-name="_31_74">r</text:span><text:span text:style-name="_37_1">i</text:span><text:span text:style-name="_31_28">s</text:span><text:span text:style-name="_32_25">t</text:span><text:span text:style-name="_35_7">s</text:span><text:span text:style-name="_37_6"> </text:span><text:span text:style-name="_31_74">p</text:span><text:span text:style-name="_33_9">l</text:span><text:span text:style-name="_31_46">o</text:span><text:span text:style-name="_32_06">t</text:span><text:span text:style-name="_35_3">t</text:span><text:span text:style-name="_39_9">i</text:span><text:span text:style-name="_31_71">n</text:span><text:span text:style-name="_35_6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19:17.22</meta:creation-date>
    <dc:title>Haathi</dc:title>
    <meta:editing-duration>PT5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4T19:20:13.84</dc:date>
    <meta:template xlink:type="simple" xlink:actuate="onRequest" xlink:title="Haathi" xlink:href="file:///C:/Users/kwa/AppData/Roaming/OpenOffice/4/user/template/Haathi.ott" meta:date="2016-02-24T19:19:16.84"/>
  </office:meta>
</office:document-meta>
</file>